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Andale Mono" svg:font-family="'Andale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officeooo:rsid="00141783" officeooo:paragraph-rsid="0015679c"/>
    </style:style>
    <style:style style:name="P2" style:family="paragraph" style:parent-style-name="Standard">
      <style:text-properties officeooo:paragraph-rsid="0015679c"/>
    </style:style>
    <style:style style:name="P3" style:family="paragraph" style:parent-style-name="Standard">
      <style:paragraph-properties fo:text-align="start" style:justify-single-word="false"/>
      <style:text-properties officeooo:rsid="001cc8c8" officeooo:paragraph-rsid="001cc8c8"/>
    </style:style>
    <style:style style:name="P4" style:family="paragraph" style:parent-style-name="Standard">
      <style:paragraph-properties fo:text-align="start" style:justify-single-word="false"/>
      <style:text-properties officeooo:rsid="001cc8c8" officeooo:paragraph-rsid="001e51e0"/>
    </style:style>
    <style:style style:name="P5" style:family="paragraph" style:parent-style-name="Standard">
      <style:paragraph-properties fo:text-align="start" style:justify-single-word="false"/>
      <style:text-properties officeooo:rsid="001cc8c8" officeooo:paragraph-rsid="001f036e"/>
    </style:style>
    <style:style style:name="P6" style:family="paragraph" style:parent-style-name="Standard">
      <style:paragraph-properties fo:text-align="start" style:justify-single-word="false"/>
      <style:text-properties officeooo:rsid="001cc8c8" officeooo:paragraph-rsid="00321933"/>
    </style:style>
    <style:style style:name="P7" style:family="paragraph" style:parent-style-name="Standard">
      <style:paragraph-properties fo:text-align="start" style:justify-single-word="false"/>
      <style:text-properties fo:font-weight="bold" officeooo:rsid="0023d9e5" officeooo:paragraph-rsid="0023d9e5" style:font-weight-asian="bold" style:font-weight-complex="bold"/>
    </style:style>
    <style:style style:name="P8" style:family="paragraph" style:parent-style-name="Standard">
      <style:paragraph-properties fo:text-align="start" style:justify-single-word="false"/>
      <style:text-properties fo:font-weight="bold" officeooo:rsid="0023d9e5" officeooo:paragraph-rsid="002549bf" style:font-weight-asian="bold" style:font-weight-complex="bold"/>
    </style:style>
    <style:style style:name="P9" style:family="paragraph" style:parent-style-name="Standard">
      <style:paragraph-properties fo:text-align="start" style:justify-single-word="false"/>
      <style:text-properties fo:font-weight="bold" officeooo:rsid="002e3d1e" officeooo:paragraph-rsid="002e3d1e" style:font-weight-asian="bold" style:font-weight-complex="bold"/>
    </style:style>
    <style:style style:name="P10" style:family="paragraph" style:parent-style-name="Standard">
      <style:paragraph-properties fo:text-align="start" style:justify-single-word="false"/>
      <style:text-properties fo:color="#000000" fo:font-weight="bold" officeooo:rsid="003e5615" officeooo:paragraph-rsid="003e5615" style:font-weight-asian="bold" style:font-weight-complex="bold"/>
    </style:style>
    <style:style style:name="P11" style:family="paragraph" style:parent-style-name="Standard">
      <style:paragraph-properties fo:text-align="start" style:justify-single-word="false"/>
      <style:text-properties fo:color="#000000" fo:font-weight="bold" officeooo:rsid="00415c8c" officeooo:paragraph-rsid="00415c8c"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rsid="000a55cd" officeooo:paragraph-rsid="000a55cd"/>
    </style:style>
    <style:style style:name="P14" style:family="paragraph" style:parent-style-name="Text_20_body">
      <style:text-properties officeooo:rsid="000b7702" officeooo:paragraph-rsid="000b7702"/>
    </style:style>
    <style:style style:name="P15" style:family="paragraph" style:parent-style-name="Text_20_body">
      <style:paragraph-properties fo:text-align="justify" style:justify-single-word="false"/>
      <style:text-properties officeooo:rsid="000cfed4" officeooo:paragraph-rsid="000cfed4"/>
    </style:style>
    <style:style style:name="P16" style:family="paragraph" style:parent-style-name="Text_20_body">
      <style:paragraph-properties fo:text-align="justify" style:justify-single-word="false"/>
      <style:text-properties officeooo:rsid="0010307c" officeooo:paragraph-rsid="0010307c"/>
    </style:style>
    <style:style style:name="P17" style:family="paragraph" style:parent-style-name="Text_20_body">
      <style:paragraph-properties fo:text-align="justify" style:justify-single-word="false"/>
      <style:text-properties style:font-name="Liberation Serif" officeooo:rsid="0010dfb6" officeooo:paragraph-rsid="0010dfb6"/>
    </style:style>
    <style:style style:name="P18" style:family="paragraph" style:parent-style-name="Text_20_body">
      <style:text-properties officeooo:rsid="00141783" officeooo:paragraph-rsid="00141783"/>
    </style:style>
    <style:style style:name="P19" style:family="paragraph" style:parent-style-name="Text_20_body">
      <style:paragraph-properties fo:text-align="justify" style:justify-single-word="false"/>
      <style:text-properties officeooo:rsid="00165f9f" officeooo:paragraph-rsid="00165f9f"/>
    </style:style>
    <style:style style:name="P20" style:family="paragraph" style:parent-style-name="Text_20_body">
      <style:text-properties officeooo:rsid="0017265f" officeooo:paragraph-rsid="0017265f"/>
    </style:style>
    <style:style style:name="P21" style:family="paragraph" style:parent-style-name="Text_20_body">
      <style:paragraph-properties fo:text-align="justify" style:justify-single-word="false"/>
      <style:text-properties officeooo:rsid="001cc8c8" officeooo:paragraph-rsid="001cc8c8"/>
    </style:style>
    <style:style style:name="P22" style:family="paragraph" style:parent-style-name="Text_20_body">
      <style:paragraph-properties fo:text-align="justify" style:justify-single-word="false"/>
      <style:text-properties fo:font-weight="bold" officeooo:rsid="001f3935" officeooo:paragraph-rsid="001f3935" style:font-weight-asian="bold" style:font-weight-complex="bold"/>
    </style:style>
    <style:style style:name="P23" style:family="paragraph" style:parent-style-name="Text_20_body">
      <style:paragraph-properties fo:text-align="justify" style:justify-single-word="false"/>
      <style:text-properties fo:font-weight="bold" officeooo:rsid="001f3935" officeooo:paragraph-rsid="00295088" style:font-weight-asian="bold" style:font-weight-complex="bold"/>
    </style:style>
    <style:style style:name="P24" style:family="paragraph" style:parent-style-name="Text_20_body">
      <style:paragraph-properties fo:text-align="justify" style:justify-single-word="false"/>
      <style:text-properties fo:font-weight="bold" officeooo:rsid="0020e7a3" officeooo:paragraph-rsid="0020e7a3" style:font-weight-asian="bold" style:font-weight-complex="bold"/>
    </style:style>
    <style:style style:name="P25" style:family="paragraph" style:parent-style-name="Text_20_body">
      <style:paragraph-properties fo:text-align="justify" style:justify-single-word="false"/>
      <style:text-properties fo:font-weight="bold" officeooo:rsid="0023d9e5" officeooo:paragraph-rsid="0023d9e5" style:font-weight-asian="bold" style:font-weight-complex="bold"/>
    </style:style>
    <style:style style:name="P26" style:family="paragraph" style:parent-style-name="Text_20_body">
      <style:paragraph-properties fo:text-align="justify" style:justify-single-word="false"/>
      <style:text-properties fo:font-weight="bold" officeooo:rsid="002b37b1" officeooo:paragraph-rsid="002d312f" style:font-weight-asian="bold" style:font-weight-complex="bold"/>
    </style:style>
    <style:style style:name="P27" style:family="paragraph" style:parent-style-name="Text_20_body">
      <style:paragraph-properties fo:text-align="justify" style:justify-single-word="false"/>
      <style:text-properties fo:font-weight="bold" officeooo:rsid="002e3d1e" officeooo:paragraph-rsid="002e3d1e" style:font-weight-asian="bold" style:font-weight-complex="bold"/>
    </style:style>
    <style:style style:name="P28" style:family="paragraph" style:parent-style-name="Text_20_body">
      <style:paragraph-properties fo:text-align="justify" style:justify-single-word="false"/>
      <style:text-properties fo:font-weight="bold" officeooo:rsid="0039c99a" officeooo:paragraph-rsid="0039c99a" style:font-weight-asian="bold" style:font-weight-complex="bold"/>
    </style:style>
    <style:style style:name="P29" style:family="paragraph" style:parent-style-name="Text_20_body">
      <style:paragraph-properties fo:text-align="justify" style:justify-single-word="false"/>
      <style:text-properties officeooo:rsid="003dd6cb" officeooo:paragraph-rsid="003dd6cb"/>
    </style:style>
    <style:style style:name="P30" style:family="paragraph" style:parent-style-name="Text_20_body">
      <style:paragraph-properties fo:margin-top="0in" fo:margin-bottom="0in" loext:contextual-spacing="false" fo:line-height="100%"/>
      <style:text-properties style:font-name="Liberation Mono" officeooo:rsid="000a55cd" officeooo:paragraph-rsid="000a55cd"/>
    </style:style>
    <style:style style:name="P31" style:family="paragraph" style:parent-style-name="Text_20_body">
      <style:paragraph-properties fo:margin-top="0in" fo:margin-bottom="0in" loext:contextual-spacing="false" fo:line-height="100%" fo:text-align="justify" style:justify-single-word="false"/>
      <style:text-properties style:font-name="Liberation Mono" officeooo:rsid="0010307c" officeooo:paragraph-rsid="0010307c"/>
    </style:style>
    <style:style style:name="P32" style:family="paragraph" style:parent-style-name="Text_20_body">
      <style:paragraph-properties fo:margin-top="0in" fo:margin-bottom="0in" loext:contextual-spacing="false" fo:line-height="100%" fo:text-align="justify" style:justify-single-word="false"/>
      <style:text-properties style:font-name="Liberation Mono" officeooo:rsid="0010dfb6" officeooo:paragraph-rsid="0010dfb6"/>
    </style:style>
    <style:style style:name="P33" style:family="paragraph" style:parent-style-name="Text_20_body">
      <style:paragraph-properties fo:margin-top="0in" fo:margin-bottom="0in" loext:contextual-spacing="false" fo:line-height="100%"/>
      <style:text-properties officeooo:rsid="000a55cd" officeooo:paragraph-rsid="000a55cd"/>
    </style:style>
    <style:style style:name="P34" style:family="paragraph" style:parent-style-name="Title">
      <style:paragraph-properties fo:text-align="center" style:justify-single-word="false"/>
      <style:text-properties officeooo:rsid="00071597" officeooo:paragraph-rsid="00071597"/>
    </style:style>
    <style:style style:name="P35" style:family="paragraph" style:parent-style-name="Subtitle">
      <style:paragraph-properties fo:text-align="center" style:justify-single-word="false"/>
      <style:text-properties officeooo:rsid="00071597" officeooo:paragraph-rsid="00071597"/>
    </style:style>
    <style:style style:name="P36" style:family="paragraph" style:parent-style-name="Heading_20_1">
      <style:paragraph-properties fo:text-align="justify" style:justify-single-word="false"/>
      <style:text-properties officeooo:rsid="0008c4ab" officeooo:paragraph-rsid="0008c4ab"/>
    </style:style>
    <style:style style:name="P37" style:family="paragraph" style:parent-style-name="Heading_20_1">
      <style:paragraph-properties fo:text-align="justify" style:justify-single-word="false"/>
      <style:text-properties officeooo:paragraph-rsid="00071597"/>
    </style:style>
    <style:style style:name="P38" style:family="paragraph" style:parent-style-name="Heading_20_1">
      <style:text-properties officeooo:rsid="000cfed4" officeooo:paragraph-rsid="000cfed4"/>
    </style:style>
    <style:style style:name="P39" style:family="paragraph" style:parent-style-name="Heading_20_1">
      <style:paragraph-properties fo:text-align="justify" style:justify-single-word="false" fo:break-before="page"/>
      <style:text-properties officeooo:rsid="0008c4ab" officeooo:paragraph-rsid="0008c4ab"/>
    </style:style>
    <style:style style:name="P40" style:family="paragraph" style:parent-style-name="Heading_20_2">
      <style:text-properties officeooo:rsid="000a5575" officeooo:paragraph-rsid="000a5575"/>
    </style:style>
    <style:style style:name="P41" style:family="paragraph" style:parent-style-name="Heading_20_2">
      <style:text-properties officeooo:rsid="000cfed4" officeooo:paragraph-rsid="000cfed4"/>
    </style:style>
    <style:style style:name="P42" style:family="paragraph" style:parent-style-name="Heading_20_2">
      <style:text-properties officeooo:rsid="00165f9f" officeooo:paragraph-rsid="00165f9f"/>
    </style:style>
    <style:style style:name="P43" style:family="paragraph" style:parent-style-name="Heading_20_2">
      <style:text-properties officeooo:rsid="001f3287" officeooo:paragraph-rsid="001f3287"/>
    </style:style>
    <style:style style:name="P44" style:family="paragraph" style:parent-style-name="Heading_20_2">
      <style:text-properties officeooo:rsid="0028ebdf" officeooo:paragraph-rsid="0028ebdf"/>
    </style:style>
    <style:style style:name="P45" style:family="paragraph" style:parent-style-name="Header">
      <style:text-properties officeooo:paragraph-rsid="00309d27"/>
    </style:style>
    <style:style style:name="T1" style:family="text">
      <style:text-properties officeooo:rsid="00071597"/>
    </style:style>
    <style:style style:name="T2" style:family="text">
      <style:text-properties style:font-name="Liberation Mono"/>
    </style:style>
    <style:style style:name="T3" style:family="text">
      <style:text-properties style:font-name="Liberation Mono" officeooo:rsid="000d2067"/>
    </style:style>
    <style:style style:name="T4" style:family="text">
      <style:text-properties style:font-name="Liberation Mono" officeooo:rsid="0018e2c0"/>
    </style:style>
    <style:style style:name="T5" style:family="text">
      <style:text-properties style:font-name="Liberation Mono" officeooo:rsid="001cc8c8"/>
    </style:style>
    <style:style style:name="T6" style:family="text">
      <style:text-properties style:font-name="Liberation Mono" fo:font-weight="normal" style:font-weight-asian="normal" style:font-weight-complex="normal"/>
    </style:style>
    <style:style style:name="T7" style:family="text">
      <style:text-properties style:font-name="Liberation Mono" fo:font-weight="normal" officeooo:rsid="0021b262" style:font-weight-asian="normal" style:font-weight-complex="normal"/>
    </style:style>
    <style:style style:name="T8" style:family="text">
      <style:text-properties style:font-name="Liberation Mono" fo:font-weight="normal" officeooo:rsid="00272b7a" style:font-weight-asian="normal" style:font-weight-complex="normal"/>
    </style:style>
    <style:style style:name="T9" style:family="text">
      <style:text-properties style:font-name="Liberation Mono" fo:font-weight="normal" officeooo:rsid="0020e7a3" style:font-weight-asian="normal" style:font-weight-complex="normal"/>
    </style:style>
    <style:style style:name="T10" style:family="text">
      <style:text-properties style:font-name="Liberation Mono" fo:font-weight="normal" officeooo:rsid="002d312f" style:font-weight-asian="normal" style:font-weight-complex="normal"/>
    </style:style>
    <style:style style:name="T11" style:family="text">
      <style:text-properties style:font-name="Liberation Mono" officeooo:rsid="0034c6ca"/>
    </style:style>
    <style:style style:name="T12" style:family="text">
      <style:text-properties officeooo:rsid="000b7702"/>
    </style:style>
    <style:style style:name="T13" style:family="text">
      <style:text-properties officeooo:rsid="000b945b"/>
    </style:style>
    <style:style style:name="T14" style:family="text">
      <style:text-properties officeooo:rsid="000d2067"/>
    </style:style>
    <style:style style:name="T15" style:family="text">
      <style:text-properties officeooo:rsid="00141f3a"/>
    </style:style>
    <style:style style:name="T16" style:family="text">
      <style:text-properties fo:color="#008080" style:font-name="Andale Mono" fo:font-size="10pt" fo:font-style="normal" fo:font-weight="normal" style:font-size-asian="10pt" style:font-style-asian="normal" style:font-weight-asian="normal"/>
    </style:style>
    <style:style style:name="T17" style:family="text">
      <style:text-properties fo:color="#000000" style:font-name="Andale Mono" fo:font-size="10pt" fo:font-style="normal" fo:font-weight="normal" style:font-size-asian="10pt" style:font-style-asian="normal" style:font-weight-asian="normal"/>
    </style:style>
    <style:style style:name="T18" style:family="text">
      <style:text-properties fo:color="#000000" style:font-name="Andale Mono" fo:font-size="10pt" fo:font-style="normal" fo:font-weight="normal" officeooo:rsid="00141783" style:font-size-asian="10pt" style:font-style-asian="normal" style:font-weight-asian="normal"/>
    </style:style>
    <style:style style:name="T19" style:family="text">
      <style:text-properties fo:color="#000000" style:font-name="Andale Mono" fo:font-size="10pt" fo:font-style="normal" fo:font-weight="normal" officeooo:rsid="0015f4b6" style:font-size-asian="10pt" style:font-style-asian="normal" style:font-weight-asian="normal"/>
    </style:style>
    <style:style style:name="T20" style:family="text">
      <style:text-properties fo:color="#371f80" style:font-name="Andale Mono" fo:font-size="10pt" fo:font-style="normal" fo:font-weight="normal" style:font-size-asian="10pt" style:font-style-asian="normal" style:font-weight-asian="normal"/>
    </style:style>
    <style:style style:name="T21" style:family="text">
      <style:text-properties fo:color="#008000" style:font-name="Andale Mono" fo:font-size="10pt" fo:font-style="normal" fo:font-weight="bold" style:font-size-asian="10pt" style:font-style-asian="normal" style:font-weight-asian="bold"/>
    </style:style>
    <style:style style:name="T22" style:family="text">
      <style:text-properties fo:color="#008000" style:font-name="Andale Mono" fo:font-size="10pt" fo:font-style="normal" style:font-size-asian="10pt" style:font-style-asian="normal"/>
    </style:style>
    <style:style style:name="T23" style:family="text">
      <style:text-properties fo:color="#000080" style:font-name="Andale Mono" fo:font-size="10pt" fo:font-style="normal" fo:font-weight="bold" style:font-size-asian="10pt" style:font-style-asian="normal" style:font-weight-asian="bold"/>
    </style:style>
    <style:style style:name="T24" style:family="text">
      <style:text-properties fo:color="#000080" style:font-name="Andale Mono" fo:font-size="10pt" fo:font-style="normal" style:font-size-asian="10pt" style:font-style-asian="normal"/>
    </style:style>
    <style:style style:name="T25" style:family="text">
      <style:text-properties fo:color="#0000ff" style:font-name="Andale Mono" fo:font-size="10pt" fo:font-style="normal" fo:font-weight="normal" style:font-size-asian="10pt" style:font-style-asian="normal" style:font-weight-asian="normal"/>
    </style:style>
    <style:style style:name="T26" style:family="text">
      <style:text-properties fo:color="#1f542e" style:font-name="Andale Mono" fo:font-size="10pt" fo:font-style="normal" fo:font-weight="bold" style:font-size-asian="10pt" style:font-style-asian="normal" style:font-weight-asian="bold"/>
    </style:style>
    <style:style style:name="T27" style:family="text">
      <style:text-properties officeooo:rsid="0018e2c0"/>
    </style:style>
    <style:style style:name="T28" style:family="text">
      <style:text-properties officeooo:rsid="001cc8c8"/>
    </style:style>
    <style:style style:name="T29" style:family="text">
      <style:text-properties fo:color="#660e7a" style:font-name="Andale Mono" fo:font-size="10pt" fo:font-style="normal" fo:font-weight="normal" style:font-size-asian="10pt" style:font-style-asian="normal" style:font-weight-asian="normal"/>
    </style:style>
    <style:style style:name="T30" style:family="text">
      <style:text-properties fo:font-weight="normal" style:font-weight-asian="normal" style:font-weight-complex="normal"/>
    </style:style>
    <style:style style:name="T31" style:family="text">
      <style:text-properties fo:font-weight="normal" officeooo:rsid="001f7979" style:font-weight-asian="normal" style:font-weight-complex="normal"/>
    </style:style>
    <style:style style:name="T32" style:family="text">
      <style:text-properties fo:font-weight="normal" officeooo:rsid="0020e7a3" style:font-weight-asian="normal" style:font-weight-complex="normal"/>
    </style:style>
    <style:style style:name="T33" style:family="text">
      <style:text-properties fo:font-weight="normal" officeooo:rsid="0021b262" style:font-weight-asian="normal" style:font-weight-complex="normal"/>
    </style:style>
    <style:style style:name="T34" style:family="text">
      <style:text-properties fo:font-weight="normal" officeooo:rsid="00272b7a" style:font-weight-asian="normal" style:font-weight-complex="normal"/>
    </style:style>
    <style:style style:name="T35" style:family="text">
      <style:text-properties fo:font-weight="normal" officeooo:rsid="002b37b1" style:font-weight-asian="normal" style:font-weight-complex="normal"/>
    </style:style>
    <style:style style:name="T36" style:family="text">
      <style:text-properties fo:font-weight="normal" officeooo:rsid="002e3d1e" style:font-weight-asian="normal" style:font-weight-complex="normal"/>
    </style:style>
    <style:style style:name="T37" style:family="text">
      <style:text-properties fo:font-weight="normal" officeooo:rsid="0039319e" style:font-weight-asian="normal" style:font-weight-complex="normal"/>
    </style:style>
    <style:style style:name="T38" style:family="text">
      <style:text-properties fo:font-weight="normal" officeooo:rsid="003bb8a5" style:font-weight-asian="normal" style:font-weight-complex="normal"/>
    </style:style>
    <style:style style:name="T39" style:family="text">
      <style:text-properties officeooo:rsid="00309d27"/>
    </style:style>
    <style:style style:name="T40" style:family="text">
      <style:text-properties officeooo:rsid="0034c6ca"/>
    </style:style>
    <style:style style:name="T41" style:family="text">
      <style:text-properties officeooo:rsid="003e5615"/>
    </style:style>
    <style:style style:name="T42" style:family="text">
      <style:text-properties style:font-name="Andale Mono" fo:font-size="10pt" fo:font-style="normal" fo:font-weight="normal" style:font-size-asian="10pt" style:font-style-asian="normal" style:font-weight-asian="normal"/>
    </style:style>
    <style:style style:name="T43" style:family="text">
      <style:text-properties style:font-name="Andale Mono" fo:font-size="10pt" fo:font-style="normal" fo:font-weight="normal" officeooo:rsid="003f9e4d" style:font-size-asian="10pt" style:font-style-asian="normal" style:font-weight-asian="normal"/>
    </style:style>
    <style:style style:name="T44" style:family="text">
      <style:text-properties style:font-name="Andale Mono" fo:font-size="10pt" fo:font-style="normal" fo:font-weight="normal" officeooo:rsid="003ffef8" style:font-size-asian="10pt" style:font-style-asian="normal" style:font-weight-asian="normal"/>
    </style:style>
    <style:style style:name="T45" style:family="text">
      <style:text-properties style:font-name="Andale Mono" fo:font-size="10pt" fo:font-style="normal" fo:font-weight="normal" officeooo:rsid="0040c952" style:font-size-asian="10pt" style:font-style-asian="normal" style:font-weight-asian="normal"/>
    </style:style>
    <style:style style:name="T46" style:family="text">
      <style:text-properties style:font-name="Andale Mono" fo:font-size="10pt" fo:font-style="normal" fo:font-weight="normal" officeooo:rsid="0040ddb3" style:font-size-asian="10pt" style:font-style-asian="normal" style:font-weight-asian="normal"/>
    </style:style>
    <style:style style:name="T47" style:family="text">
      <style:text-properties style:font-name="Andale Mono" fo:font-size="10pt" fo:font-style="normal" fo:font-weight="normal" officeooo:rsid="00415c8c" style:font-size-asian="10pt" style:font-style-asian="normal" style:font-weight-asian="normal"/>
    </style:style>
    <style:style style:name="T48" style:family="text">
      <style:text-properties style:font-name="Andale Mono" fo:font-size="10pt" fo:font-style="normal" fo:font-weight="normal" officeooo:rsid="004160b5" style:font-size-asian="10pt" style:font-style-asian="normal" style:font-weight-asian="normal"/>
    </style:style>
    <style:style style:name="T49" style:family="text">
      <style:text-properties style:font-name="Andale Mono" fo:font-size="10pt" fo:font-style="normal" fo:font-weight="normal" officeooo:rsid="0041a9f3" style:font-size-asian="10pt" style:font-style-asian="normal" style:font-weight-asian="normal"/>
    </style:style>
    <style:style style:name="T50" style:family="text">
      <style:text-properties style:font-name="Andale Mono" fo:font-size="10pt" fo:font-style="normal" fo:font-weight="normal" officeooo:rsid="004327b4" style:font-size-asian="10pt" style:font-style-asian="normal" style:font-weight-asian="normal"/>
    </style:style>
    <style:style style:name="T51" style:family="text">
      <style:text-properties style:font-name="Andale Mono" fo:font-size="10pt" fo:font-style="normal" fo:font-weight="normal" officeooo:rsid="00450c56" style:font-size-asian="10pt" style:font-style-asian="normal" style:font-weight-asian="normal"/>
    </style:style>
    <style:style style:name="T52" style:family="text">
      <style:text-properties style:font-name="Andale Mono" fo:font-size="10pt" fo:font-style="normal" fo:font-weight="normal" officeooo:rsid="0046aaad" style:font-size-asian="10pt" style:font-style-asian="normal" style:font-weight-asian="normal"/>
    </style:style>
    <style:style style:name="T53" style:family="text">
      <style:text-properties style:font-name="Andale Mono" fo:font-size="10pt" fo:font-style="normal" fo:font-weight="normal" officeooo:rsid="00472bca" style:font-size-asian="10pt" style:font-style-asian="normal" style:font-weight-asian="normal"/>
    </style:style>
    <style:style style:name="T54" style:family="text">
      <style:text-properties style:font-name="Andale Mono" fo:font-size="10pt" fo:font-style="normal" fo:font-weight="normal" officeooo:rsid="0047a0d1" style:font-size-asian="10pt" style:font-style-asian="normal" style:font-weight-asian="normal"/>
    </style:style>
    <style:style style:name="T55" style:family="text">
      <style:text-properties style:font-name="Andale Mono" fo:font-size="10pt" fo:font-style="normal" fo:font-weight="normal" officeooo:rsid="00493d7d" style:font-size-asian="10pt"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BLG 447 – Derleyici Tasarımı</text:p>
      <text:p text:style-name="P34">Dönem Ödevi</text:p>
      <text:p text:style-name="P35"><text:tab/>Bölüm I</text:p>
      <text:h text:style-name="P38" text:outline-level="1">Kullanılan Kütüphane ve Standartlar</text:h>
      <text:p text:style-name="P15">Ödev C++ programlama dili ve C++17 standardı kullanılarak yazılmıştır. “<text:span text:style-name="T3">iostream</text:span><text:span text:style-name="T14">”, “</text:span><text:span text:style-name="T3">fstream</text:span><text:span text:style-name="T14">”, “</text:span><text:span text:style-name="T3">string</text:span><text:span text:style-name="T14">”, “</text:span><text:span text:style-name="T3">sstream</text:span><text:span text:style-name="T14">”, “</text:span><text:span text:style-name="T3">vector</text:span><text:span text:style-name="T14">”, “</text:span><text:span text:style-name="T3">set</text:span><text:span text:style-name="T14">”, “</text:span><text:span text:style-name="T3">algorithm</text:span><text:span text:style-name="T14">” kütüphanelerinden faydalanılmıştır. Programın derlenmesinde </text:span><text:span text:style-name="T3">CMake</text:span><text:span text:style-name="T14"> araç zinciri kullanılmıştır.</text:span></text:p>
      <text:p text:style-name="P16">Programı derleyip çalıştırmak için program klasörünün içinden aşağıdaki komutlar kullanılabilir:</text:p>
      <text:p text:style-name="P31">cmake .</text:p>
      <text:p text:style-name="P32">make</text:p>
      <text:p text:style-name="P32">./dt1</text:p>
      <text:p text:style-name="P32"/>
      <text:p text:style-name="P17">veya</text:p>
      <text:p text:style-name="P32">g++ -o dt1 main.cpp –std=c++17</text:p>
      <text:p text:style-name="P32">./dt1</text:p>
      <text:h text:style-name="P37" text:outline-level="1"><text:span text:style-name="T1">Gramerin Okunması ve Bellekte Tutulması</text:span></text:h>
      <text:h text:style-name="P40" text:outline-level="2">Giriş Dosyasının Yapısı</text:h>
      <text:p text:style-name="P13">Program yazılırken giriş dosyasının ödev açıklamasındakine benzer şekilde aşağıda verilen yapıda olacağı varsayılmıştır; kural numarası ile non-terminal arasında iki boşluk (“ <text:s/>“), non-terminal ve açılım arasında etrafı boşluklu eksi ve büyüktür (“<text:span text:style-name="T2"> -&gt; </text:span>“), açılımdaki işaretler arasında tek boşluk (“ “) vardır ve en sonda boş bir satır bulunmamaktadır. <text:span text:style-name="T12">Giriş dosyasının adının “giriş.txt” olacağı ve program ile aynı klasörde olduğu varsayılmıştır.</text:span></text:p>
      <text:p text:style-name="P14">Ödev dosyalarının yanında <text:span text:style-name="T13">teslim ettiğim </text:span>giriş.txt dosyası:</text:p>
      <text:p text:style-name="P30">0. <text:s/>S’ -&gt; S</text:p>
      <text:p text:style-name="P30">1. <text:s/>S -&gt; A B</text:p>
      <text:p text:style-name="P30">2. <text:s/>S -&gt; S <text:span text:style-name="T40">A</text:span> <text:span text:style-name="T40">B</text:span></text:p>
      <text:p text:style-name="P30"><text:span text:style-name="T40">3</text:span>. <text:s/>A -&gt; <text:span text:style-name="T40">a</text:span></text:p>
      <text:p text:style-name="P30"><text:span text:style-name="T40">4</text:span>. <text:s/>A -&gt; a <text:span text:style-name="T40">a b</text:span></text:p>
      <text:p text:style-name="P30"><text:span text:style-name="T40">5</text:span>. <text:s/>B -&gt; <text:span text:style-name="T40">b</text:span></text:p>
      <text:p text:style-name="P33"><text:span text:style-name="T11">6</text:span><text:span text:style-name="T2">. <text:s/>B -&gt; b </text:span><text:span text:style-name="T11">b a</text:span></text:p>
      <text:h text:style-name="P41" text:outline-level="2"><text:soft-page-break/>Giriş Dosyasının Okunması</text:h>
      <text:p text:style-name="P18">Dosya okuma işlemleri için “<text:span text:style-name="T2">fstream</text:span>” kütüphanesi kullanılmıştır. <text:span text:style-name="T15">Program içerisinde bu işi yapan kod parçası aşağıda verilmiştir:</text:span></text:p>
      <text:p text:style-name="P1"><text:span text:style-name="T16">std</text:span><text:span text:style-name="T17">::</text:span><text:span text:style-name="T20">ifstream </text:span><text:span text:style-name="T17">giris(</text:span><text:span text:style-name="T21">"giriş.txt"</text:span><text:span text:style-name="T17">);</text:span><text:line-break/><text:span text:style-name="T23">if </text:span><text:span text:style-name="T17">(!giris.is_open()){</text:span><text:line-break/><text:span text:style-name="T17"> <text:s text:c="3"/></text:span><text:span text:style-name="T16">std</text:span><text:span text:style-name="T17">::c</text:span><text:span text:style-name="T19">err</text:span><text:span text:style-name="T17"> </text:span><text:span text:style-name="T16">&lt;&lt; </text:span><text:span text:style-name="T21">"Dosya açılamadı!" </text:span><text:span text:style-name="T16">&lt;&lt; std</text:span><text:span text:style-name="T17">::endl;</text:span><text:line-break/><text:span text:style-name="T17"> <text:s text:c="3"/></text:span><text:span text:style-name="T23">return </text:span><text:span text:style-name="T26">EXIT_FAILURE</text:span><text:span text:style-name="T17">;</text:span><text:line-break/><text:span text:style-name="T17">}</text:span><text:line-break/><text:span text:style-name="T16">std</text:span><text:span text:style-name="T17">::</text:span><text:span text:style-name="T20">stringstream </text:span><text:span text:style-name="T17">ss;</text:span><text:line-break/><text:span text:style-name="T17">ss </text:span><text:span text:style-name="T16">&lt;&lt; </text:span><text:span text:style-name="T17">giris.rdbuf();</text:span><text:line-break/><text:span text:style-name="T17">giris.close();</text:span><text:line-break/><text:span text:style-name="T16">gramer </text:span><text:span text:style-name="T17">LR1(ss.str());</text:span></text:p>
      <text:p text:style-name="P2"><text:span text:style-name="T18"/></text:p>
      <text:p text:style-name="P20">Görüldüğü gibi giriş dosyasının tamamı bir katar olarak <text:span text:style-name="T2">gramer</text:span> sınıfının constructor’ına verilmektedir.</text:p>
      <text:h text:style-name="P42" text:outline-level="2">Gramerin Bellekte Tutulması</text:h>
      <text:p text:style-name="P19">Gramer bellekte <text:span text:style-name="T2">gramer</text:span> adlı bir sınıf kullanılarak tutulmuştur. <text:span text:style-name="T27">Bu sınıf içerisinde </text:span><text:span text:style-name="T4">kayit_tablosu</text:span><text:span text:style-name="T27"> isimli bir vektör (</text:span><text:span text:style-name="T4">std::vector</text:span><text:span text:style-name="T27">) bulunmaktadır ve bu vektörün her bir elemanı </text:span><text:span text:style-name="T4">kural</text:span><text:span text:style-name="T27"> sınıfının bir objesidir. Gramer üzerinde yapılacak tüm işlemler gramer sınıfının metotları olarak modellenmiştir ve okunan dosyanın </text:span><text:span text:style-name="T4">kayit_tablosu</text:span><text:span text:style-name="T27">’nda depolanması işlemi bütünüyle </text:span><text:span text:style-name="T4">gramer</text:span><text:span text:style-name="T27"> sınıfının constructor’ında gerçekleşmektedir.</text:span></text:p>
      <text:p text:style-name="P12">Gramerin her bir kuralı ile bir <text:span text:style-name="T2">kural</text:span> objesi olarak tutulmaktadır. <text:span text:style-name="T2">kural</text:span> sınıfı içerisinde bir katar (<text:span text:style-name="T2">std::string</text:span>) olarak non-terminal adını ve <text:span text:style-name="T28">bir katar vektörü (</text:span><text:span text:style-name="T5">std::vector&lt;std::string&gt;</text:span><text:span text:style-name="T28">)</text:span> <text:span text:style-name="T28">olarak </text:span>non-terminal’in açılımını tutar. <text:span text:style-name="T28">Açılımı ve non-terminali döndüren metotlar mevcuttur.</text:span></text:p>
      <text:p text:style-name="P21"><text:span text:style-name="T2">kural</text:span> ve <text:span text:style-name="T2">gramer</text:span> sınıflarının sınıf tanımları ve constructor’ları aşağıda verilmiştir:</text:p>
      <text:p text:style-name="P6"><text:span text:style-name="T23">class </text:span><text:span text:style-name="T16">kural </text:span><text:span text:style-name="T17">{</text:span><text:line-break/><text:span text:style-name="T17"> <text:s text:c="3"/></text:span><text:span text:style-name="T23">private</text:span><text:span text:style-name="T17">:</text:span><text:line-break/><text:span text:style-name="T17"> <text:s text:c="7"/></text:span><text:span text:style-name="T16">std</text:span><text:span text:style-name="T17">::</text:span><text:span text:style-name="T20">string </text:span><text:span text:style-name="T29">nt</text:span><text:span text:style-name="T17">;</text:span><text:line-break/><text:span text:style-name="T17"> <text:s text:c="7"/></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text:span><text:span text:style-name="T29">ac</text:span><text:span text:style-name="T17">;</text:span><text:line-break/><text:span text:style-name="T17"> <text:s text:c="3"/></text:span><text:span text:style-name="T23">public</text:span><text:span text:style-name="T17">:</text:span><text:line-break/><text:span text:style-name="T17"> <text:s text:c="7"/>kural(</text:span><text:span text:style-name="T16">std</text:span><text:span text:style-name="T17">::</text:span><text:span text:style-name="T20">string </text:span><text:span text:style-name="T17">&amp;isim, </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a);</text:span><text:line-break/><text:span text:style-name="T17"> <text:s text:c="7"/></text:span><text:span text:style-name="T16">std</text:span><text:span text:style-name="T17">::</text:span><text:span text:style-name="T20">string </text:span><text:span text:style-name="T17">non_terminal() </text:span><text:span text:style-name="T23">const</text:span><text:span text:style-name="T17">;</text:span><text:line-break/><text:span text:style-name="T17"> <text:s text:c="7"/></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cilim() </text:span><text:span text:style-name="T23">const</text:span><text:span text:style-name="T17">;</text:span><text:line-break/><text:span text:style-name="T17">};</text:span><text:line-break/></text:p>
      <text:p text:style-name="P6"><text:line-break/><text:span text:style-name="T16">kural</text:span><text:span text:style-name="T17">::kural(</text:span><text:span text:style-name="T16">std</text:span><text:span text:style-name="T17">::</text:span><text:span text:style-name="T20">string </text:span><text:span text:style-name="T17">&amp;isim, </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a) {</text:span><text:line-break/><text:span text:style-name="T17"> <text:s text:c="3"/></text:span><text:span text:style-name="T29">nt </text:span><text:span text:style-name="T16">= </text:span><text:span text:style-name="T17">isim;</text:span><text:line-break/><text:span text:style-name="T17"> <text:s text:c="3"/></text:span><text:span text:style-name="T29">ac </text:span><text:span text:style-name="T16">= </text:span><text:span text:style-name="T17">a;</text:span><text:line-break/><text:span text:style-name="T17">}</text:span></text:p>
      <text:p text:style-name="P3"/>
      <text:p text:style-name="P3"/>
      <text:p text:style-name="P4"><text:soft-page-break/><text:span text:style-name="T23">class </text:span><text:span text:style-name="T16">gramer </text:span><text:span text:style-name="T17">{</text:span><text:line-break/><text:span text:style-name="T17"> <text:s text:c="3"/></text:span><text:span text:style-name="T23">private</text:span><text:span text:style-name="T17">:</text:span><text:line-break/><text:span text:style-name="T17"> <text:s text:c="7"/></text:span><text:span text:style-name="T16">std</text:span><text:span text:style-name="T17">::</text:span><text:span text:style-name="T16">vector</text:span><text:span text:style-name="T17">&lt;</text:span><text:span text:style-name="T16">kural</text:span><text:span text:style-name="T17">&gt; </text:span><text:span text:style-name="T29">kayit_tablosu</text:span><text:span text:style-name="T17">;</text:span><text:line-break/><text:span text:style-name="T17"> <text:s text:c="3"/></text:span><text:span text:style-name="T23">public</text:span><text:span text:style-name="T17">:</text:span><text:line-break/><text:span text:style-name="T17"> <text:s text:c="7"/></text:span><text:span text:style-name="T23">explicit </text:span><text:span text:style-name="T17">gramer(</text:span><text:span text:style-name="T16">std</text:span><text:span text:style-name="T17">::</text:span><text:span text:style-name="T20">string </text:span><text:span text:style-name="T17">kural_satirlari);</text:span><text:line-break/><text:span text:style-name="T17"> <text:s text:c="7"/></text:span><text:span text:style-name="T23">void </text:span><text:span text:style-name="T17">yazdir() </text:span><text:span text:style-name="T23">const</text:span><text:span text:style-name="T17">;</text:span><text:line-break/><text:span text:style-name="T17"> <text:s text:c="7"/></text:span><text:span text:style-name="T16">std</text:span><text:span text:style-name="T17">::</text:span><text:span text:style-name="T20">string </text:span><text:span text:style-name="T17">acilim_bul(</text:span><text:span text:style-name="T23">const </text:span><text:span text:style-name="T16">std</text:span><text:span text:style-name="T17">::</text:span><text:span text:style-name="T20">string </text:span><text:span text:style-name="T17">&amp;nt) </text:span><text:span text:style-name="T23">const</text:span><text:span text:style-name="T17">;</text:span><text:line-break/><text:span text:style-name="T17"> <text:s text:c="7"/></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ilk(</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katar);</text:span><text:line-break/><text:span text:style-name="T17"> <text:s text:c="7"/></text:span><text:span text:style-name="T23">void </text:span><text:span text:style-name="T17">ilk(</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katar,</text:span></text:p>
      <text:p text:style-name="P4"><text:span text:style-name="T17"><text:tab/><text:tab/> <text:s text:c="4"/></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amp;ilk_kumesi,</text:span></text:p>
      <text:p text:style-name="P5"><text:span text:style-name="T17"><text:tab/><text:tab/> <text:s text:c="4"/></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bakildi);</text:span><text:line-break/><text:span text:style-name="T17"> <text:s text:c="7"/></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izle(</text:span><text:span text:style-name="T16">std</text:span><text:span text:style-name="T17">::</text:span><text:span text:style-name="T20">string </text:span><text:span text:style-name="T17">&amp;nt);</text:span><text:line-break/><text:span text:style-name="T17"> <text:s text:c="7"/></text:span><text:span text:style-name="T23">bool </text:span><text:span text:style-name="T17">non_terminal_mi(</text:span><text:span text:style-name="T16">std</text:span><text:span text:style-name="T17">::</text:span><text:span text:style-name="T20">string </text:span><text:span text:style-name="T17">&amp;s);</text:span><text:line-break/><text:span text:style-name="T17"> <text:s text:c="7"/></text:span><text:span text:style-name="T16">std</text:span><text:span text:style-name="T17">::</text:span><text:span text:style-name="T16">vector</text:span><text:span text:style-name="T17">&lt;</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gt;</text:span></text:p>
      <text:p text:style-name="P5"><text:span text:style-name="T17"><text:tab/> <text:s/>acilimlar(</text:span><text:span text:style-name="T16">std</text:span><text:span text:style-name="T17">::</text:span><text:span text:style-name="T20">string </text:span><text:span text:style-name="T17">&amp;nt, </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bakildi);</text:span><text:line-break/><text:span text:style-name="T17">};</text:span><text:line-break/><text:line-break/><text:span text:style-name="T16">gramer</text:span><text:span text:style-name="T17">::gramer(</text:span><text:span text:style-name="T16">std</text:span><text:span text:style-name="T17">::</text:span><text:span text:style-name="T20">string </text:span><text:span text:style-name="T17">kural_satirlari) {</text:span><text:line-break/><text:span text:style-name="T17"> <text:s text:c="3"/></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satirlar;</text:span><text:line-break/><text:span text:style-name="T17"> <text:s text:c="3"/></text:span><text:span text:style-name="T16">std</text:span><text:span text:style-name="T17">::</text:span><text:span text:style-name="T20">string </text:span><text:span text:style-name="T17">satir;</text:span><text:line-break/><text:span text:style-name="T17"> <text:s text:c="3"/></text:span><text:span text:style-name="T20">size_t </text:span><text:span text:style-name="T17">konum = </text:span><text:span text:style-name="T25">0</text:span><text:span text:style-name="T17">;</text:span><text:line-break/><text:span text:style-name="T17"> <text:s text:c="3"/></text:span><text:span text:style-name="T20">size_t </text:span><text:span text:style-name="T17">konum2 = </text:span><text:span text:style-name="T25">0</text:span><text:span text:style-name="T17">;</text:span><text:line-break/><text:span text:style-name="T17"> <text:s text:c="3"/></text:span><text:span text:style-name="T23">while </text:span><text:span text:style-name="T17">((konum = kural_satirlari.find(</text:span><text:span text:style-name="T21">'</text:span><text:span text:style-name="T23">\n</text:span><text:span text:style-name="T21">'</text:span><text:span text:style-name="T17">)) != </text:span><text:span text:style-name="T16">std</text:span><text:span text:style-name="T17">::</text:span><text:span text:style-name="T20">string</text:span><text:span text:style-name="T17">::</text:span><text:span text:style-name="T29">npos</text:span><text:span text:style-name="T17">) {</text:span><text:line-break/><text:span text:style-name="T17"> <text:s text:c="7"/>satir </text:span><text:span text:style-name="T16">= </text:span><text:span text:style-name="T17">kural_satirlari.substr(</text:span><text:span text:style-name="T25">0</text:span><text:span text:style-name="T17">, konum);</text:span><text:line-break/><text:span text:style-name="T17"> <text:s text:c="7"/>konum2 = satir.find(</text:span><text:span text:style-name="T21">" <text:s/>"</text:span><text:span text:style-name="T17">);</text:span><text:line-break/><text:span text:style-name="T17"> <text:s text:c="7"/>satir.erase(</text:span><text:span text:style-name="T25">0</text:span><text:span text:style-name="T17">, konum2 + </text:span><text:span text:style-name="T25">2</text:span><text:span text:style-name="T17">);</text:span><text:line-break/><text:span text:style-name="T17"> <text:s text:c="7"/>satirlar.push_back(satir);</text:span><text:line-break/><text:span text:style-name="T17"> <text:s text:c="7"/>kural_satirlari.erase(</text:span><text:span text:style-name="T25">0</text:span><text:span text:style-name="T17">, konum + </text:span><text:span text:style-name="T25">1</text:span><text:span text:style-name="T17">);</text:span><text:line-break/><text:span text:style-name="T17"> <text:s text:c="3"/>}</text:span><text:line-break/><text:span text:style-name="T17"> <text:s text:c="3"/>konum2 = kural_satirlari.find(</text:span><text:span text:style-name="T21">" <text:s/>"</text:span><text:span text:style-name="T17">);</text:span><text:line-break/><text:span text:style-name="T17"> <text:s text:c="3"/>kural_satirlari.erase(</text:span><text:span text:style-name="T25">0</text:span><text:span text:style-name="T17">, konum2 + </text:span><text:span text:style-name="T25">2</text:span><text:span text:style-name="T17">);</text:span><text:line-break/><text:span text:style-name="T17"> <text:s text:c="3"/>satirlar.push_back(kural_satirlari);</text:span><text:line-break/><text:span text:style-name="T17"> <text:s text:c="3"/></text:span><text:span text:style-name="T16">std</text:span><text:span text:style-name="T17">::</text:span><text:span text:style-name="T20">string </text:span><text:span text:style-name="T17">non_terminal;</text:span><text:line-break/><text:span text:style-name="T17"> <text:s text:c="3"/></text:span><text:span text:style-name="T23">for </text:span><text:span text:style-name="T17">(</text:span><text:span text:style-name="T23">auto </text:span><text:span text:style-name="T17">s : satirlar) {</text:span><text:line-break/><text:span text:style-name="T17"> <text:s text:c="7"/>konum = s.find(</text:span><text:span text:style-name="T21">" -&gt; "</text:span><text:span text:style-name="T17">);</text:span><text:line-break/><text:span text:style-name="T17"> <text:s text:c="7"/>non_terminal </text:span><text:span text:style-name="T16">= </text:span><text:span text:style-name="T17">s.substr(</text:span><text:span text:style-name="T25">0</text:span><text:span text:style-name="T17">, konum);</text:span><text:line-break/><text:span text:style-name="T17"> <text:s text:c="7"/>s.erase(</text:span><text:span text:style-name="T25">0</text:span><text:span text:style-name="T17">, konum + </text:span><text:span text:style-name="T25">4</text:span><text:span text:style-name="T17">);</text:span><text:line-break/><text:span text:style-name="T17"> <text:s text:c="7"/></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simgeler;</text:span><text:line-break/><text:span text:style-name="T17"> <text:s text:c="7"/></text:span><text:span text:style-name="T20">size_t </text:span><text:span text:style-name="T17">konum_bosluk;</text:span><text:line-break/><text:span text:style-name="T17"> <text:s text:c="7"/></text:span><text:span text:style-name="T23">while </text:span><text:span text:style-name="T17">((konum_bosluk = s.find(</text:span><text:span text:style-name="T21">' '</text:span><text:span text:style-name="T17">)) != </text:span><text:span text:style-name="T16">std</text:span><text:span text:style-name="T17">::</text:span><text:span text:style-name="T20">string</text:span><text:span text:style-name="T17">::</text:span><text:span text:style-name="T29">npos</text:span><text:span text:style-name="T17">) {</text:span><text:line-break/><text:span text:style-name="T17"> <text:s text:c="11"/>simgeler.push_back(s.substr(</text:span><text:span text:style-name="T25">0</text:span><text:span text:style-name="T17">, konum_bosluk));</text:span><text:line-break/><text:span text:style-name="T17"> <text:s text:c="11"/>s.erase(</text:span><text:span text:style-name="T25">0</text:span><text:span text:style-name="T17">, konum + </text:span><text:span text:style-name="T25">1</text:span><text:span text:style-name="T17">);</text:span><text:line-break/><text:span text:style-name="T17"> <text:s text:c="7"/>}</text:span><text:line-break/><text:span text:style-name="T17"> <text:s text:c="7"/>simgeler.push_back(s);</text:span><text:line-break/><text:span text:style-name="T17"> <text:s text:c="7"/></text:span><text:span text:style-name="T16">kural </text:span><text:span text:style-name="T17">k(non_terminal, simgeler);</text:span><text:line-break/><text:span text:style-name="T17"> <text:s text:c="7"/></text:span><text:span text:style-name="T29">kayit_tablosu</text:span><text:span text:style-name="T17">.push_back(k);</text:span><text:line-break/><text:span text:style-name="T17"> <text:s text:c="3"/>}</text:span><text:line-break/><text:span text:style-name="T17">}</text:span></text:p>
      <text:p text:style-name="P3"/>
      <text:h text:style-name="P39" text:outline-level="1">İLK ve İZLE Kümelerinin Oluşturulması</text:h>
      <text:h text:style-name="P43" text:outline-level="2">İLK Kümesi</text:h>
      <text:p text:style-name="P22">Tanım: <text:span text:style-name="T31">Herhangi bir katarın bütün olası farklı açılımlarında ilk simge olarak görülebilecek simgeler kümesi</text:span><text:span text:style-name="T32">ne İLK kümesi denir.</text:span></text:p>
      <text:p text:style-name="P24"><text:span text:style-name="T30">Ödevde bu kümenin elemanlarını hesaplamak için </text:span><text:span text:style-name="T6">gramer</text:span><text:span text:style-name="T30"> sınıfı içerisinde bir </text:span><text:span text:style-name="T6">ilk</text:span><text:span text:style-name="T30"> metodu yazılmıştır. (Kod içerisinde iki farklı </text:span><text:span text:style-name="T6">ilk</text:span><text:span text:style-name="T30"> metodu mevcuttur ancak bu metotların biri zaten uygun parametrelerle diğerini çağırmaktadır.) </text:span><text:span text:style-name="T33">Bu metot öncelikle açılımı yapılacak katarın ilk simgesinin terminal olup olmadığına bakar. Eğer terminal ise, başka bir simge olamayacağından başlangıçta, sadece bu simgeyi ilk kümesine ekler ve fonksiyondan çıkar. İlk simge non-terminal ise, </text:span><text:span text:style-name="T7">acilimlar</text:span><text:span text:style-name="T33"> isimli metot kullanılarak non-terminalin tüm farklı açılımlarına erişilir ve ilk metodu her bir acilim için rekürsif biçimde tekrar çağırılır. Sonsuz döngülere engel olmak için daha önce ziyaret edilmiş non-terminal acilimlari bir vektörde tutulur (</text:span><text:span text:style-name="T7">bakildi</text:span><text:span text:style-name="T33">) ve eğer açılımı yapılacak non-terminal bu listede mevcutsa fonksiyondan çıkılır.</text:span></text:p>
      <text:p text:style-name="P25"><text:span text:style-name="T6">ilk</text:span><text:span text:style-name="T30"> metotları aşağıda verilmiştir, </text:span><text:span text:style-name="T34">üstte verilen metot </text:span><text:span text:style-name="T8">main</text:span><text:span text:style-name="T34"> fonksiyonunun içerisinde çağırılmıştır ve bir katar kümesi (</text:span><text:span text:style-name="T8">std::set&lt;std::string&gt;</text:span><text:span text:style-name="T34">) döndürür</text:span><text:span text:style-name="T30">:</text:span></text:p>
      <text:p text:style-name="P7"><text:span text:style-name="T16">std</text:span><text:span text:style-name="T17">::</text:span><text:span text:style-name="T16">set</text:span><text:span text:style-name="T17">&lt;</text:span><text:span text:style-name="T16">std</text:span><text:span text:style-name="T17">::</text:span><text:span text:style-name="T20">string</text:span><text:span text:style-name="T17">&gt; </text:span><text:span text:style-name="T16">gramer</text:span><text:span text:style-name="T17">::ilk(</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katar) {</text:span><text:line-break/><text:span text:style-name="T17"> <text:s text:c="3"/></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i;</text:span><text:line-break/><text:span text:style-name="T17"> <text:s text:c="3"/></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bakildi;</text:span><text:line-break/><text:span text:style-name="T17"> <text:s text:c="3"/>ilk(katar, i, bakildi);</text:span><text:line-break/><text:span text:style-name="T17"> <text:s text:c="3"/></text:span><text:span text:style-name="T24">return </text:span><text:span text:style-name="T17">i;</text:span><text:line-break/><text:span text:style-name="T17">}</text:span></text:p>
      <text:p text:style-name="P7"/>
      <text:p text:style-name="P8"><text:span text:style-name="T24">void </text:span><text:span text:style-name="T16">gramer</text:span><text:span text:style-name="T17">::ilk(</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mp;katar,</text:span></text:p>
      <text:p text:style-name="P8"><text:span text:style-name="T17"><text:tab/><text:tab/> <text:s text:c="4"/></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amp;ilk_kumesi,</text:span></text:p>
      <text:p text:style-name="P8"><text:span text:style-name="T17"><text:tab/><text:tab/> <text:s text:c="4"/></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bakildi) {</text:span><text:line-break/><text:span text:style-name="T17"> <text:s text:c="3"/></text:span><text:span text:style-name="T24">if </text:span><text:span text:style-name="T17">(!non_terminal_mi(katar</text:span><text:span text:style-name="T16">[</text:span><text:span text:style-name="T25">0</text:span><text:span text:style-name="T16">]</text:span><text:span text:style-name="T17">)) {</text:span><text:line-break/><text:span text:style-name="T17"> <text:s text:c="7"/>ilk_kumesi.insert(katar</text:span><text:span text:style-name="T16">[</text:span><text:span text:style-name="T25">0</text:span><text:span text:style-name="T16">]</text:span><text:span text:style-name="T17">);</text:span><text:line-break/><text:span text:style-name="T17"> <text:s text:c="7"/></text:span><text:span text:style-name="T24">return</text:span><text:span text:style-name="T17">;</text:span><text:line-break/><text:span text:style-name="T17"> <text:s text:c="3"/>}</text:span><text:line-break/><text:span text:style-name="T17"> <text:s text:c="3"/></text:span><text:span text:style-name="T16">std</text:span><text:span text:style-name="T17">::</text:span><text:span text:style-name="T16">vector</text:span><text:span text:style-name="T17">&lt;</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gt; ac = acilimlar(katar</text:span><text:span text:style-name="T16">[</text:span><text:span text:style-name="T25">0</text:span><text:span text:style-name="T16">]</text:span><text:span text:style-name="T17">, bakildi);</text:span><text:line-break/><text:span text:style-name="T17"> <text:s text:c="3"/></text:span><text:span text:style-name="T24">for </text:span><text:span text:style-name="T17">(</text:span><text:span text:style-name="T24">auto </text:span><text:span text:style-name="T17">&amp;a : ac) {</text:span><text:line-break/><text:span text:style-name="T17"> <text:s text:c="7"/>bakildi.push_back(katar</text:span><text:span text:style-name="T16">[</text:span><text:span text:style-name="T25">0</text:span><text:span text:style-name="T16">]</text:span><text:span text:style-name="T17">);</text:span><text:line-break/><text:span text:style-name="T17"> <text:s text:c="7"/>ilk(a, ilk_kumesi, bakildi);</text:span><text:line-break/><text:span text:style-name="T17"> <text:s text:c="3"/>}</text:span><text:line-break/><text:span text:style-name="T17">}</text:span></text:p>
      <text:h text:style-name="P44" text:outline-level="2">İZLE Kümesi</text:h>
      <text:p text:style-name="P23">Tanım: <text:span text:style-name="T31">Herhangi bir </text:span><text:span text:style-name="T35">non-terminalin ardından görülebilecek </text:span><text:span text:style-name="T31">bütün olası simge</text:span><text:span text:style-name="T35">ler</text:span><text:span text:style-name="T31"> kümesi</text:span><text:span text:style-name="T32">ne </text:span><text:span text:style-name="T35">İZLE </text:span><text:span text:style-name="T32">kümesi denir.</text:span></text:p>
      <text:p text:style-name="P26"><text:soft-page-break/><text:span text:style-name="T32">Ödevde bu kümenin elemanlarını hesaplamak için </text:span><text:span text:style-name="T9">gramer</text:span><text:span text:style-name="T32"> sınıfı içerisinde bir </text:span><text:span text:style-name="T10">izle</text:span><text:span text:style-name="T32"> metodu yazılmıştır.</text:span><text:span text:style-name="T30"> </text:span><text:span text:style-name="T36">Bu metot verilen non-terminali tüm kayit tablosu kurallarında arayıp, bulduğu kurallarda verilen non-terminalden bir sonraki simgelere bakmaktadır. </text:span><text:span text:style-name="T37">Eğer sonraki simge mevcut değilse, izle kümesine “$” sembolü eklenmektedir. </text:span><text:span text:style-name="T36">Eğer bir sonraki simge mevcutsa ve bir terminal simge ise sadece bu simgeyi izle kümesine ekleyip açılımları taramaya devam etmektedir. Eğer bir sonraki simge bir non-terminal simge ise, bu non terminal simgeden oluşan bir katarın ilk kümesi hesaplanıp bu kümenin elemanları izle kümesine eklenmektedir. Döngünün sonunda elde edilen izle kümesi metodun dönüş değeridir.</text:span></text:p>
      <text:p text:style-name="P28"><text:span text:style-name="T30">Non-terminal olarak başlangıç simgesinin verilmesi durumunda direkt olarak </text:span><text:span text:style-name="T38">sadece </text:span><text:span text:style-name="T30">“$” </text:span><text:span text:style-name="T38">simgesinden oluşan bir küme</text:span><text:span text:style-name="T30"> döndürmektedir.</text:span></text:p>
      <text:p text:style-name="P27"><text:span text:style-name="T6">izle</text:span><text:span text:style-name="T30"> metodu aşağıda verilmiştir:</text:span></text:p>
      <text:p text:style-name="P9"><text:span text:style-name="T16">std</text:span><text:span text:style-name="T17">::</text:span><text:span text:style-name="T16">set</text:span><text:span text:style-name="T17">&lt;</text:span><text:span text:style-name="T16">std</text:span><text:span text:style-name="T17">::</text:span><text:span text:style-name="T20">string</text:span><text:span text:style-name="T17">&gt; </text:span><text:span text:style-name="T16">gramer</text:span><text:span text:style-name="T17">::izle(</text:span><text:span text:style-name="T16">std</text:span><text:span text:style-name="T17">::</text:span><text:span text:style-name="T20">string </text:span><text:span text:style-name="T17">&amp;nt) {</text:span><text:line-break/><text:span text:style-name="T17"> <text:s text:c="3"/></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izle_kumesi;</text:span><text:line-break/><text:span text:style-name="T17"> <text:s text:c="3"/></text:span><text:span text:style-name="T24">if </text:span><text:span text:style-name="T17">(nt </text:span><text:span text:style-name="T16">== </text:span><text:span text:style-name="T22">"S’"</text:span><text:span text:style-name="T17">) {</text:span><text:line-break/><text:span text:style-name="T17"> <text:s text:c="7"/>izle_kumesi.insert(</text:span><text:span text:style-name="T22">"$"</text:span><text:span text:style-name="T17">);</text:span><text:line-break/><text:span text:style-name="T17"> <text:s text:c="7"/></text:span><text:span text:style-name="T24">return </text:span><text:span text:style-name="T17">izle_kumesi;</text:span><text:line-break/><text:span text:style-name="T17"> <text:s text:c="3"/>}</text:span><text:line-break/><text:span text:style-name="T17"> <text:s text:c="3"/></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acilim;</text:span><text:line-break/><text:span text:style-name="T17"> <text:s text:c="3"/></text:span><text:span text:style-name="T24">for </text:span><text:span text:style-name="T17">(</text:span><text:span text:style-name="T24">auto const </text:span><text:span text:style-name="T17">&amp;kayit : </text:span><text:span text:style-name="T29">kayit_tablosu</text:span><text:span text:style-name="T17">) {</text:span><text:line-break/><text:span text:style-name="T17"> <text:s text:c="7"/>acilim </text:span><text:span text:style-name="T16">= </text:span><text:span text:style-name="T17">kayit.acilim();</text:span><text:line-break/><text:span text:style-name="T17"> <text:s text:c="7"/></text:span><text:span text:style-name="T24">if </text:span><text:span text:style-name="T17">(</text:span><text:span text:style-name="T16">std</text:span><text:span text:style-name="T17">::find(acilim.begin(), acilim.end(), nt) </text:span><text:span text:style-name="T16">!= </text:span><text:span text:style-name="T17">acilim.end()) {</text:span><text:line-break/><text:span text:style-name="T17"> <text:s text:c="11"/></text:span><text:span text:style-name="T24">auto </text:span><text:span text:style-name="T17">it = </text:span><text:span text:style-name="T16">std</text:span><text:span text:style-name="T17">::find(acilim.begin(), acilim.end(), nt);</text:span><text:line-break/><text:span text:style-name="T17"> <text:s text:c="11"/>it</text:span><text:span text:style-name="T16">++</text:span><text:span text:style-name="T17">;</text:span><text:line-break/><text:span text:style-name="T17"> <text:s text:c="11"/></text:span><text:span text:style-name="T24">if </text:span><text:span text:style-name="T17">(it </text:span><text:span text:style-name="T16">!= </text:span><text:span text:style-name="T17">acilim.end()) {</text:span><text:line-break/><text:span text:style-name="T17"> <text:s text:c="15"/></text:span><text:span text:style-name="T24">if </text:span><text:span text:style-name="T17">(!non_terminal_mi(</text:span><text:span text:style-name="T16">*</text:span><text:span text:style-name="T17">it)) {</text:span><text:line-break/><text:span text:style-name="T17"> <text:s text:c="19"/>izle_kumesi.insert(</text:span><text:span text:style-name="T16">*</text:span><text:span text:style-name="T17">it);</text:span><text:line-break/><text:span text:style-name="T17"> <text:s text:c="15"/>}</text:span><text:line-break/><text:span text:style-name="T17"> <text:s text:c="15"/></text:span><text:span text:style-name="T24">else </text:span><text:span text:style-name="T17">{</text:span><text:line-break/><text:span text:style-name="T17"> <text:s text:c="19"/></text:span><text:span text:style-name="T16">std</text:span><text:span text:style-name="T17">::</text:span><text:span text:style-name="T16">vector</text:span><text:span text:style-name="T17">&lt;</text:span><text:span text:style-name="T16">std</text:span><text:span text:style-name="T17">::</text:span><text:span text:style-name="T20">string</text:span><text:span text:style-name="T17">&gt; katar;</text:span><text:line-break/><text:span text:style-name="T17"> <text:s text:c="19"/>katar.push_back(</text:span><text:span text:style-name="T16">*</text:span><text:span text:style-name="T17">it);</text:span><text:line-break/><text:span text:style-name="T17"> <text:s text:c="19"/></text:span><text:span text:style-name="T16">std</text:span><text:span text:style-name="T17">::</text:span><text:span text:style-name="T16">set</text:span><text:span text:style-name="T17">&lt;</text:span><text:span text:style-name="T16">std</text:span><text:span text:style-name="T17">::</text:span><text:span text:style-name="T20">string</text:span><text:span text:style-name="T17">&gt; nt_ilk = ilk(katar);</text:span><text:line-break/><text:span text:style-name="T17"> <text:s text:c="19"/>izle_kumesi.insert(nt_ilk.begin(), nt_ilk.end());</text:span><text:line-break/><text:span text:style-name="T17"> <text:s text:c="15"/>}</text:span><text:line-break/><text:span text:style-name="T17"> <text:s text:c="11"/>}</text:span><text:line-break/><text:span text:style-name="T17"> <text:s text:c="11"/></text:span><text:span text:style-name="T24">else </text:span><text:span text:style-name="T17">{</text:span><text:line-break/><text:span text:style-name="T17"> <text:s text:c="15"/>izle_kumesi.insert(</text:span><text:span text:style-name="T22">"$"</text:span><text:span text:style-name="T17">);</text:span><text:line-break/><text:span text:style-name="T17"> <text:s text:c="11"/>}</text:span><text:line-break/><text:span text:style-name="T17"> <text:s text:c="7"/>}</text:span><text:line-break/><text:span text:style-name="T17"> <text:s text:c="3"/>}</text:span><text:line-break/><text:span text:style-name="T17"> <text:s text:c="3"/></text:span><text:span text:style-name="T24">return </text:span><text:span text:style-name="T17">izle_kumesi;</text:span><text:line-break/><text:span text:style-name="T17">}</text:span></text:p>
      <text:h text:style-name="P36" text:outline-level="1">LR(1) Parçalar Kümesinin (DFA) Oluşturulması</text:h>
      <text:p text:style-name="P29">Ödevde bu kısım gerçeklenememiştir, ancak nasıl gerçeklenebileceğine dair bir metod ortaya konulabilir. <text:span text:style-name="T41">İkinci aşamaya geçilmeden önce koda da eklenecek olan parçalar kümesinin oluşturulması için aşağıda verilen metod kullanılabilir:</text:span></text:p>
      <text:p text:style-name="P10"><text:soft-page-break/><text:span text:style-name="T42">Kılıf(</text:span><text:span text:style-name="T44">parça</text:span><text:span text:style-name="T42">)</text:span></text:p>
      <text:p text:style-name="P10"><text:span text:style-name="T42"><text:s text:c="4"/></text:span><text:span text:style-name="T44">k</text:span><text:span text:style-name="T43"> kümesi tanımla</text:span></text:p>
      <text:p text:style-name="P10"><text:span text:style-name="T43"><text:s text:c="4"/></text:span><text:span text:style-name="T44">parça’yı</text:span><text:span text:style-name="T43"> </text:span><text:span text:style-name="T44">k’ye</text:span><text:span text:style-name="T43"> ekle</text:span></text:p>
      <text:p text:style-name="P10"><text:span text:style-name="T43"><text:s text:c="4"/></text:span><text:span text:style-name="T46">k’deki her bir parça için</text:span></text:p>
      <text:p text:style-name="P10"><text:span text:style-name="T42"><text:s text:c="8"/></text:span><text:span text:style-name="T45">parça içerisinde noktadan sonra non-terminal varsa</text:span></text:p>
      <text:p text:style-name="P10"><text:span text:style-name="T45"><text:s text:c="12"/>non-terminal yerine açılımlarını yerleştir</text:span></text:p>
      <text:p text:style-name="P10"><text:span text:style-name="T45"><text:s text:c="12"/>virgülden sonra açılım sonrasında gelebilecek elemanları yerleştir</text:span></text:p>
      <text:p text:style-name="P10"><text:span text:style-name="T45"><text:s text:c="12"/></text:span><text:span text:style-name="T46">noktayı başa taşı</text:span></text:p>
      <text:p text:style-name="P10"><text:span text:style-name="T46"><text:s text:c="4"/></text:span><text:span text:style-name="T47">k’yi döndür</text:span></text:p>
      <text:p text:style-name="P10"><text:span text:style-name="T46"/></text:p>
      <text:p text:style-name="P11"><text:span text:style-name="T46">G</text:span><text:span text:style-name="T42">eçişler(durum)</text:span></text:p>
      <text:p text:style-name="P11"><text:span text:style-name="T42"><text:s text:c="4"/></text:span><text:span text:style-name="T48">durum’daki her parçanın nokta sonrası simgesi için</text:span></text:p>
      <text:p text:style-name="P11"><text:span text:style-name="T42"><text:s text:c="4"/></text:span><text:span text:style-name="T48"><text:s text:c="4"/>simge virgül ise geç</text:span></text:p>
      <text:p text:style-name="P11"><text:span text:style-name="T48"><text:s text:c="8"/></text:span><text:span text:style-name="T49">değilse</text:span></text:p>
      <text:p text:style-name="P11"><text:span text:style-name="T49"><text:s text:c="12"/></text:span><text:span text:style-name="T50">durum’a bir geçiş (pointer) ekle</text:span></text:p>
      <text:p text:style-name="P11"><text:span text:style-name="T50"><text:s text:c="12"/></text:span><text:span text:style-name="T51">durum’daki noktadan sonra geçiş simgesi olan parçaları al</text:span></text:p>
      <text:p text:style-name="P11"><text:span text:style-name="T51"><text:s text:c="12"/>noktaları kaydır</text:span></text:p>
      <text:p text:style-name="P11"><text:span text:style-name="T51"><text:s text:c="12"/></text:span><text:span text:style-name="T52">her parça için</text:span></text:p>
      <text:p text:style-name="P11"><text:span text:style-name="T52"><text:s text:c="16"/>noktadan sonra non-terminal varsa</text:span></text:p>
      <text:p text:style-name="P11"><text:span text:style-name="T52"><text:s text:c="20"/>Kılıf(parça)’</text:span><text:span text:style-name="T53">yı ekle</text:span></text:p>
      <text:p text:style-name="P11"><text:span text:style-name="T53"><text:s text:c="12"/></text:span><text:span text:style-name="T55">eklenen durum daha önce bulunmuş bir durumsa pointer’ı ona bağla ve dön</text:span></text:p>
      <text:p text:style-name="P11"><text:span text:style-name="T53"><text:s text:c="12"/></text:span><text:span text:style-name="T54">Geçişler(eklenen dur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Andale Mono" svg:font-family="'Andale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tr" fo:country="TR"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paragraph-rsid="00309d27"/>
    </style:style>
    <style:style style:name="MT1" style:family="text">
      <style:text-properties officeooo:rsid="00309d2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8.12.2018</text:span><text:tab/><text:tab/><text:span text:style-name="MT1">Umut Yazgan</text:span></text:p>
        <text:p text:style-name="Header"><text:tab/><text:tab/><text:span text:style-name="MT1">15013003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6:29:51.335824219</meta:creation-date>
    <dc:date>2018-12-08T22:57:01.883916131</dc:date>
    <meta:editing-duration>PT6H16M36S</meta:editing-duration>
    <meta:editing-cycles>66</meta:editing-cycles>
    <meta:generator>LibreOffice/6.1.3.2$Linux_X86_64 LibreOffice_project/10$Build-2</meta:generator>
    <meta:document-statistic meta:table-count="0" meta:image-count="0" meta:object-count="0" meta:page-count="6" meta:paragraph-count="77" meta:word-count="1007" meta:character-count="9311" meta:non-whitespace-character-count="7429"/>
  </office:meta>
</office:document-meta>
</file>